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8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0" style:parent-style-name="Graphics">
      <style:graphic-properties draw:fill="none" draw:stroke="non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8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 style:parent-style-name="Graphics">
      <style:graphic-properties draw:fill="none" draw:stroke="non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6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Sous-titr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38" draw:name="Image 4" svg:x="0in" svg:y="0.03151in" svg:width="13.38983in" svg:height="7.468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339" draw:master-page-name="Master1-Layout2-obj-Titre-et-contenu" presentation:presentation-page-layout-name="Master1-PPL2" draw:id="Slide-263">
        <draw:frame draw:id="id66" presentation:style-name="a340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41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68" draw:style-name="a342" draw:name="Image 4" svg:x="0in" svg:y="0.02101in" svg:width="13.37089in" svg:height="7.4789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43" draw:master-page-name="Master1-Layout2-obj-Titre-et-contenu" presentation:presentation-page-layout-name="Master1-PPL2" draw:id="Slide-257">
        <draw:frame draw:id="id69" presentation:style-name="a344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45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71" draw:style-name="a346" draw:name="Image 4" svg:x="0in" svg:y="0.01358in" svg:width="13.35757in" svg:height="7.486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347" draw:master-page-name="Master1-Layout2-obj-Titre-et-contenu" presentation:presentation-page-layout-name="Master1-PPL2" draw:id="Slide-258">
        <draw:frame draw:id="id72" presentation:style-name="a348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349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74" draw:style-name="a350" draw:name="Image 4" svg:x="0in" svg:y="0.02059in" svg:width="13.37014in" svg:height="7.4794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351" draw:master-page-name="Master1-Layout2-obj-Titre-et-contenu" presentation:presentation-page-layout-name="Master1-PPL2" draw:id="Slide-259">
        <draw:frame draw:id="id75" presentation:style-name="a352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353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354" draw:name="Image 4" svg:x="0in" svg:y="0.01162in" svg:width="13.35405in" svg:height="7.4883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355" draw:master-page-name="Master1-Layout2-obj-Titre-et-contenu" presentation:presentation-page-layout-name="Master1-PPL2" draw:id="Slide-260">
        <draw:frame draw:id="id78" presentation:style-name="a356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357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80" draw:style-name="a358" draw:name="Image 4" svg:x="0in" svg:y="0.0276in" svg:width="13.38277in" svg:height="7.472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359" draw:master-page-name="Master1-Layout2-obj-Titre-et-contenu" presentation:presentation-page-layout-name="Master1-PPL2" draw:id="Slide-261">
        <draw:frame draw:id="id81" presentation:style-name="a360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361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83" draw:style-name="a362" draw:name="Image 4" svg:x="0in" svg:y="0.00614in" svg:width="13.34427in" svg:height="7.4938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363" draw:master-page-name="Master1-Layout2-obj-Titre-et-contenu" presentation:presentation-page-layout-name="Master1-PPL2" draw:id="Slide-262">
        <draw:frame draw:id="id84" presentation:style-name="a364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365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366" draw:name="Image 4" svg:x="0in" svg:y="0.02605in" svg:width="13.37998in" svg:height="7.47394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/11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1/11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/11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1/11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1/11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1/11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1/11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1/11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1/11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1/11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1/11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1/11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rwann.sueur</meta:initial-creator>
    <dc:creator>SUEUR Erwann</dc:creator>
    <meta:creation-date>2025-11-21T09:46:30Z</meta:creation-date>
    <dc:date>2025-11-21T13:06:27Z</dc:date>
    <meta:editing-cycles>1</meta:editing-cycles>
    <meta:editing-duration>PT553S</meta:editing-duration>
    <meta:document-statistic meta:paragraph-count="0" meta:word-count="0"/>
  </office:meta>
</office:document-meta>
</file>